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KacstTitleL" svg:font-family="KacstTitleL" style:font-pitch="variable"/>
    <style:font-face style:name="Kalapi" svg:font-family="Kalap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0528in" table:align="left"/>
    </style:style>
    <style:style style:name="Table1.A" style:family="table-column">
      <style:table-column-properties style:column-width="2.052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049in" table:align="left"/>
    </style:style>
    <style:style style:name="Table2.A" style:family="table-column">
      <style:table-column-properties style:column-width="2.2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208in" table:align="left"/>
    </style:style>
    <style:style style:name="Table3.A" style:family="table-column">
      <style:table-column-properties style:column-width="1.520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3785in" table:align="left"/>
    </style:style>
    <style:style style:name="Table4.A" style:family="table-column">
      <style:table-column-properties style:column-width="6.378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8111in" table:align="left"/>
    </style:style>
    <style:style style:name="Table5.A" style:family="table-column">
      <style:table-column-properties style:column-width="3.811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4215in" table:align="left"/>
    </style:style>
    <style:style style:name="Table6.A" style:family="table-column">
      <style:table-column-properties style:column-width="0.421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5833in" table:align="left"/>
    </style:style>
    <style:style style:name="Table7.A" style:family="table-column">
      <style:table-column-properties style:column-width="0.583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575in" table:align="left"/>
    </style:style>
    <style:style style:name="Table8.A" style:family="table-column">
      <style:table-column-properties style:column-width="4.57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0333in" table:align="left"/>
    </style:style>
    <style:style style:name="Table9.A" style:family="table-column">
      <style:table-column-properties style:column-width="4.033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4215in" table:align="left"/>
    </style:style>
    <style:style style:name="Table10.A" style:family="table-column">
      <style:table-column-properties style:column-width="0.421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8597in" table:align="left"/>
    </style:style>
    <style:style style:name="Table11.A" style:family="table-column">
      <style:table-column-properties style:column-width="3.8597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3.8826in" table:align="left"/>
    </style:style>
    <style:style style:name="Table12.A" style:family="table-column">
      <style:table-column-properties style:column-width="3.882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4215in" table:align="left"/>
    </style:style>
    <style:style style:name="Table13.A" style:family="table-column">
      <style:table-column-properties style:column-width="0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2222in" table:align="left"/>
    </style:style>
    <style:style style:name="Table14.A" style:family="table-column">
      <style:table-column-properties style:column-width="4.222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0035in" table:align="left"/>
    </style:style>
    <style:style style:name="Table15.A" style:family="table-column">
      <style:table-column-properties style:column-width="4.003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4215in" table:align="left"/>
    </style:style>
    <style:style style:name="Table16.A" style:family="table-column">
      <style:table-column-properties style:column-width="0.421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4.0819in" table:align="left"/>
    </style:style>
    <style:style style:name="Table17.A" style:family="table-column">
      <style:table-column-properties style:column-width="4.0819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3.9569in" table:align="left"/>
    </style:style>
    <style:style style:name="Table18.A" style:family="table-column">
      <style:table-column-properties style:column-width="3.956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4215in" table:align="left"/>
    </style:style>
    <style:style style:name="Table19.A" style:family="table-column">
      <style:table-column-properties style:column-width="0.4215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4.6861in" table:align="left"/>
    </style:style>
    <style:style style:name="Table20.A" style:family="table-column">
      <style:table-column-properties style:column-width="4.6861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4.2354in" table:align="left"/>
    </style:style>
    <style:style style:name="Table21.A" style:family="table-column">
      <style:table-column-properties style:column-width="4.235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4215in" table:align="left"/>
    </style:style>
    <style:style style:name="Table22.A" style:family="table-column">
      <style:table-column-properties style:column-width="0.4215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3.9257in" table:align="left"/>
    </style:style>
    <style:style style:name="Table23.A" style:family="table-column">
      <style:table-column-properties style:column-width="3.9257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3.8549in" table:align="left"/>
    </style:style>
    <style:style style:name="Table24.A" style:family="table-column">
      <style:table-column-properties style:column-width="3.8549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4215in" table:align="left"/>
    </style:style>
    <style:style style:name="Table25.A" style:family="table-column">
      <style:table-column-properties style:column-width="0.4215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4.0722in" table:align="left"/>
    </style:style>
    <style:style style:name="Table26.A" style:family="table-column">
      <style:table-column-properties style:column-width="4.0722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3.9285in" table:align="left"/>
    </style:style>
    <style:style style:name="Table27.A" style:family="table-column">
      <style:table-column-properties style:column-width="3.9285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3486in" table:align="left"/>
    </style:style>
    <style:style style:name="Table28.A" style:family="table-column">
      <style:table-column-properties style:column-width="1.3486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1174in" table:align="left"/>
    </style:style>
    <style:style style:name="Table29.A" style:family="table-column">
      <style:table-column-properties style:column-width="1.1174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1.4285in" table:align="left"/>
    </style:style>
    <style:style style:name="Table30.A" style:family="table-column">
      <style:table-column-properties style:column-width="1.4285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0424in" table:align="left"/>
    </style:style>
    <style:style style:name="Table31.A" style:family="table-column">
      <style:table-column-properties style:column-width="1.0424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8229in" table:align="left"/>
    </style:style>
    <style:style style:name="Table32.A" style:family="table-column">
      <style:table-column-properties style:column-width="0.822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1174in" table:align="left"/>
    </style:style>
    <style:style style:name="Table33.A" style:family="table-column">
      <style:table-column-properties style:column-width="0.1174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2.3458in" table:align="left"/>
    </style:style>
    <style:style style:name="Table34.A" style:family="table-column">
      <style:table-column-properties style:column-width="2.3458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1.1243in" table:align="left"/>
    </style:style>
    <style:style style:name="Table35.A" style:family="table-column">
      <style:table-column-properties style:column-width="1.1243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1.4097in" table:align="left"/>
    </style:style>
    <style:style style:name="Table36.A" style:family="table-column">
      <style:table-column-properties style:column-width="1.4097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0.1986in" table:align="left"/>
    </style:style>
    <style:style style:name="Table37.A" style:family="table-column">
      <style:table-column-properties style:column-width="0.1986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1174in" table:align="left"/>
    </style:style>
    <style:style style:name="Table38.A" style:family="table-column">
      <style:table-column-properties style:column-width="0.117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3132in" table:align="left"/>
    </style:style>
    <style:style style:name="Table39.A" style:family="table-column">
      <style:table-column-properties style:column-width="0.3132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1.316in" table:align="left"/>
    </style:style>
    <style:style style:name="Table40.A" style:family="table-column">
      <style:table-column-properties style:column-width="1.316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1.4521in" table:align="left"/>
    </style:style>
    <style:style style:name="Table41.A" style:family="table-column">
      <style:table-column-properties style:column-width="1.4521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1174in" table:align="left"/>
    </style:style>
    <style:style style:name="Table42.A" style:family="table-column">
      <style:table-column-properties style:column-width="0.1174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1.0715in" table:align="left"/>
    </style:style>
    <style:style style:name="Table43.A" style:family="table-column">
      <style:table-column-properties style:column-width="1.0715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1.066in" table:align="left"/>
    </style:style>
    <style:style style:name="Table44.A" style:family="table-column">
      <style:table-column-properties style:column-width="1.066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1986in" table:align="left"/>
    </style:style>
    <style:style style:name="Table45.A" style:family="table-column">
      <style:table-column-properties style:column-width="0.1986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1986in" table:align="left"/>
    </style:style>
    <style:style style:name="Table46.A" style:family="table-column">
      <style:table-column-properties style:column-width="0.1986in"/>
    </style:style>
    <style:style style:name="Table46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1862e3"/>
    </style:style>
    <style:style style:name="P2" style:family="paragraph" style:parent-style-name="Standard">
      <style:text-properties officeooo:paragraph-rsid="001911cd"/>
    </style:style>
    <style:style style:name="P3" style:family="paragraph" style:parent-style-name="Standard">
      <style:text-properties officeooo:rsid="001911cd" officeooo:paragraph-rsid="001911cd"/>
    </style:style>
    <style:style style:name="P4" style:family="paragraph" style:parent-style-name="Standard">
      <style:text-properties officeooo:rsid="001aef99" officeooo:paragraph-rsid="001911cd"/>
    </style:style>
    <style:style style:name="P5" style:family="paragraph" style:parent-style-name="Standard">
      <style:text-properties officeooo:rsid="001aef99" officeooo:paragraph-rsid="001aef99"/>
    </style:style>
    <style:style style:name="P6" style:family="paragraph" style:parent-style-name="Standard">
      <style:text-properties style:font-name="KacstTitleL" officeooo:paragraph-rsid="001911cd"/>
    </style:style>
    <style:style style:name="P7" style:family="paragraph" style:parent-style-name="Standard">
      <style:text-properties officeooo:paragraph-rsid="001aef99"/>
    </style:style>
    <style:style style:name="P8" style:family="paragraph" style:parent-style-name="Standard">
      <style:text-properties officeooo:rsid="001c1a63" officeooo:paragraph-rsid="001c1a63"/>
    </style:style>
    <style:style style:name="P9" style:family="paragraph" style:parent-style-name="Standard">
      <style:text-properties officeooo:paragraph-rsid="001d104d"/>
    </style:style>
    <style:style style:name="P10" style:family="paragraph" style:parent-style-name="Standard">
      <style:text-properties officeooo:paragraph-rsid="001dfead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text-properties style:font-name="KacstTitleL"/>
    </style:style>
    <style:style style:name="P13" style:family="paragraph" style:parent-style-name="Text_20_body">
      <style:text-properties style:font-name="KacstTitleL"/>
    </style:style>
    <style:style style:name="T1" style:family="text">
      <style:text-properties officeooo:rsid="0018fc34"/>
    </style:style>
    <style:style style:name="T2" style:family="text">
      <style:text-properties officeooo:rsid="001911cd"/>
    </style:style>
    <style:style style:name="T3" style:family="text">
      <style:text-properties fo:font-size="12pt" officeooo:rsid="001911cd" style:font-size-asian="12pt" style:font-size-complex="12pt"/>
    </style:style>
    <style:style style:name="T4" style:family="text">
      <style:text-properties fo:font-size="12pt" officeooo:rsid="001862e3" style:font-size-asian="12pt" style:font-size-complex="12pt"/>
    </style:style>
    <style:style style:name="T5" style:family="text">
      <style:text-properties fo:color="#111111" fo:font-size="12pt" style:text-underline-style="none" officeooo:rsid="001911cd" style:font-size-asian="12pt" style:font-size-complex="12pt"/>
    </style:style>
    <style:style style:name="T6" style:family="text">
      <style:text-properties fo:color="#111111" fo:font-size="12pt" style:text-underline-style="none" officeooo:rsid="001862e3" style:font-size-asian="12pt" style:font-size-complex="12pt"/>
    </style:style>
    <style:style style:name="T7" style:family="text">
      <style:text-properties style:font-name="Liberation Serif" fo:font-size="12pt" fo:font-weight="bold" officeooo:rsid="001911cd" style:font-name-asian="Noto Serif CJK SC" style:font-size-asian="12pt" style:font-weight-asian="bold" style:font-name-complex="Lohit Devanagari" style:font-size-complex="12pt" style:font-weight-complex="bold"/>
    </style:style>
    <style:style style:name="T8" style:family="text">
      <style:text-properties officeooo:rsid="001aef99"/>
    </style:style>
    <style:style style:name="T9" style:family="text">
      <style:text-properties officeooo:rsid="001c1a63"/>
    </style:style>
    <style:style style:name="T10" style:family="text">
      <style:text-properties officeooo:rsid="001d104d"/>
    </style:style>
    <style:style style:name="T11" style:family="text">
      <style:text-properties officeooo:rsid="001dfea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Fork: </text:span><text:a xlink:type="simple" xlink:href="https://github.com/Johney16" text:style-name="Internet_20_link" text:visited-style-name="Visited_20_Internet_20_Link">Johney16</text:a><text:span text:style-name="T6"> / </text:span><text:a xlink:type="simple" xlink:href="https://github.com/Johney16/liebling0.9.4B" text:style-name="Internet_20_link" text:visited-style-name="Visited_20_Internet_20_Link"><text:span text:style-name="Strong_20_Emphasis"><text:span text:style-name="T6">liebling0.9.4B</text:span></text:span></text:a><text:span text:style-name="Strong_20_Emphasis"><text:span text:style-name="T4"><text:line-break/></text:span></text:span><text:a xlink:type="simple" xlink:href="https://github.com/Johney16/liebling0.9.4B" text:style-name="Internet_20_link" text:visited-style-name="Visited_20_Internet_20_Link"><text:span text:style-name="T4">https://github.com/Johney16/liebling0.9.4B</text:span></text:a><text:span text:style-name="T4"><text:line-break/></text:span><text:span text:style-name="T7">master</text:span><text:span text:style-name="T3">: </text:span><text:a xlink:type="simple" xlink:href="https://github.com/eddiesigner/liebling" text:style-name="Internet_20_link" text:visited-style-name="Visited_20_Internet_20_Link"><text:span text:style-name="T3">https://github.com/eddiesigner/liebling</text:span></text:a></text:h>
      <text:p text:style-name="P2"/>
      <text:p text:style-name="P2"><text:span text:style-name="T2">Change Log: March 6 2021. </text:span></text:p>
      <text:p text:style-name="P7"><text:span text:style-name="T1"><text:line-break/></text:span><text:span text:style-name="T2">#add social icons to </text:span>&lt;nav class="m-header-social"&gt;<text:span text:style-name="T1"><text:line-break/>&gt;</text:span><text:span text:style-name="T8">copy/paste following at line 116 of </text:span>liebling / partials / header.hbs<text:line-break/><text:span text:style-name="T8">#add social icons</text:span></text:p>
      <text:p text:style-name="P7">---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bookmark text:name="LC116"/>&lt;div class="m-nav__right" 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bookmark text:name="LC117"/>&lt;nav class="m-header-social"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bookmark text:name="LC118"/>{{#if @site.twitter}}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bookmark text:name="LC119"/>&lt;a href="{{twitter_url @site.twitter}}" target="_blank" rel="noopener" aria-label="Twitter"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bookmark text:name="LC120"/>&lt;span class="icon-twitter" aria-hidden="true"&gt;&lt;/span&gt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2"><text:bookmark text:name="LC121"/>&lt;/a&gt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2"><text:bookmark text:name="LC122"/>{{/if}}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2"><text:bookmark text:name="LC123"/>&lt;a href="{{@site.instagram}}/instagram" aria-label="instagram"&gt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2"><text:bookmark text:name="LC124"/>&lt;span class="icon-instagram" aria-hidden="true"&gt;&lt;/span&gt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<text:bookmark text:name="LC125"/>&lt;/a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<text:bookmark text:name="LC126"/>&lt;a href="{{@site.twitch}}/twitch" aria-label="twitch"&gt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<text:bookmark text:name="LC127"/>&lt;span class="icon-twitch" aria-hidden="true"; &gt;&lt;/span&gt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<text:bookmark text:name="LC128"/>&lt;/<text:soft-page-break/>a&gt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2"><text:bookmark text:name="LC129"/>&lt;a href="{{@site.youtube}}/youtube" aria-label="youtube"&gt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2"><text:bookmark text:name="LC130"/>&lt;span class="icon-youtube" aria-hidden="true"; &gt;&lt;/span&gt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2"><text:bookmark text:name="LC131"/>&lt;/a&gt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2"><text:bookmark text:name="LC132"/>&lt;a href="{{@site.discord}}/discord" aria-label="discord"&gt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"><text:bookmark text:name="LC133"/>&lt;span class="icon-discord" aria-hidden="true"; &gt;&lt;/span&gt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2"><text:bookmark text:name="LC134"/>&lt;/a&gt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2"><text:bookmark text:name="LC135"/>&lt;a href="{{@site.soundcloud}}/youtube" aria-label="soundcloud"&gt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2"><text:bookmark text:name="LC136"/>&lt;span class="icon-soundcloud" aria-hidden="true"; &gt;&lt;/span&gt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2"><text:bookmark text:name="LC137"/>&lt;/a&gt;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2"><text:bookmark text:name="LC138"/>&lt;a href="{{@site.tiktok}}/youtube" aria-label="tiktok"&gt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2"><text:bookmark text:name="LC139"/>&lt;span class="icon-tiktok" aria-hidden="true"; &gt;&lt;/span&gt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2"><text:bookmark text:name="LC140"/>&lt;/a&gt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2"><text:bookmark text:name="LC141"/>&lt;a href="{{@site.spotify}}/youtube" aria-label="spotify"&gt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2"><text:bookmark text:name="LC142"/>&lt;span class="icon-spotify" aria-hidden="true"; &gt;&lt;/span&gt;</text:p>
          </table:table-cell>
        </table:table-row>
      </table:table>
      <text:p text:style-name="P13">&lt;/a&gt; <text:span text:style-name="T1"><text:line-break/></text:span></text:p>
      <text:p text:style-name="Standard"/>
      <text:p text:style-name="Standard"/>
      <text:p text:style-name="Standard"/>
      <text:p text:style-name="Standard"><text:soft-page-break/></text:p>
      <text:p text:style-name="Standard">----------</text:p>
      <text:p text:style-name="Standard"/>
      <text:p text:style-name="P2"><text:span text:style-name="T2">Add New File </text:span><text:span text:style-name="Strong_20_Emphasis"><text:span text:style-name="T2">_social.scss</text:span></text:span><text:span text:style-name="T2"> <text:line-break/></text:span><text:a xlink:type="simple" xlink:href="https://github.com/ericmller29/liebling" text:style-name="Internet_20_link" text:visited-style-name="Visited_20_Internet_20_Link"><text:span text:style-name="T2">liebling</text:span></text:a><text:span text:style-name="T2">/</text:span><text:a xlink:type="simple" xlink:href="https://github.com/ericmller29/liebling/tree/master/src" text:style-name="Internet_20_link" text:visited-style-name="Visited_20_Internet_20_Link"><text:span text:style-name="T2">src</text:span></text:a><text:span text:style-name="T2">/</text:span><text:a xlink:type="simple" xlink:href="https://github.com/ericmller29/liebling/tree/master/src/sass" text:style-name="Internet_20_link" text:visited-style-name="Visited_20_Internet_20_Link"><text:span text:style-name="T2">sass</text:span></text:a><text:span text:style-name="T2">/</text:span><text:a xlink:type="simple" xlink:href="https://github.com/ericmller29/liebling/tree/master/src/sass/components" text:style-name="Internet_20_link" text:visited-style-name="Visited_20_Internet_20_Link"><text:span text:style-name="T2">components</text:span></text:a><text:span text:style-name="T2">/</text:span><text:a xlink:type="simple" xlink:href="https://github.com/ericmller29/liebling/tree/master/src/sass/components/header" text:style-name="Internet_20_link" text:visited-style-name="Visited_20_Internet_20_Link"><text:span text:style-name="T2">header</text:span></text:a><text:span text:style-name="T2">/</text:span><text:span text:style-name="Strong_20_Emphasis"><text:span text:style-name="T2">_social.scss</text:span></text:span><text:span text:style-name="T2"> <text:line-break/>#</text:span><text:span text:style-name="T8">create element</text:span><text:span text:style-name="T2"> </text:span>.m-header-social <text:span text:style-name="T2">(used in </text:span>liebling / partials / src / sass / app.scss<text:span text:style-name="T2">)<text:line-break/></text:span></text:p>
      <text:p text:style-name="P2">--</text:p>
      <text:p text:style-name="P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1"/>.m-header-social {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"/>position: fixed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"/>left: $mobile-space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4"/>bottom: 40px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5"/>z-index: 2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1"><text:bookmark text:name="LC6"/>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7"/>@include respond-to('medium') {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8"/>position: static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9"/>margin-right: 20px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10"/>}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1"><text:bookmark text:name="LC11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12"/>a {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13"/>margin-left: 20px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14"/>font-size: 1.125rem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1"><text:bookmark text:name="LC15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16"/>&amp;:first-child {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17"/>margin-left: 0;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18"/>}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19"/>}</text:p>
          </table:table-cell>
        </table:table-row>
      </table:table>
      <text:p text:style-name="Text_20_body">}</text:p>
      <text:p text:style-name="P3"/>
      <text:p text:style-name="P3"/>
      <text:p text:style-name="P10"><text:span text:style-name="T11">#import file social<text:line-break/></text:span><text:bookmark text:name="blob-path"/><text:a xlink:type="simple" xlink:href="https://github.com/Johney16/liebling0.9.4B" text:style-name="Internet_20_link" text:visited-style-name="Visited_20_Internet_20_Link">liebling0.9.4B</text:a>/<text:a xlink:type="simple" xlink:href="https://github.com/Johney16/liebling0.9.4B/tree/master/src" text:style-name="Internet_20_link" text:visited-style-name="Visited_20_Internet_20_Link">src</text:a>/<text:a xlink:type="simple" xlink:href="https://github.com/Johney16/liebling0.9.4B/tree/master/src/sass" text:style-name="Internet_20_link" text:visited-style-name="Visited_20_Internet_20_Link">sass</text:a>/<text:span text:style-name="Strong_20_Emphasis">app.scss</text:span> </text:p>
      <text:p text:style-name="P10"><text:span text:style-name="T11">add </text:span></text:p>
      <text:p text:style-name="P10"/>
      <text:p text:style-name="P10">@import "<text:span text:style-name="T11">c</text:span>omponents/header/social";</text:p>
      <text:p text:style-name="P3"/>
      <text:p text:style-name="P3">--------------------------</text:p>
      <text:p text:style-name="P4"><text:line-break/></text:p>
      <text:p text:style-name="P3"><text:a xlink:type="simple" xlink:href="https://github.com/Johney16/liebling0.9.4B" text:style-name="Internet_20_link" text:visited-style-name="Visited_20_Internet_20_Link">liebling0.9.4B</text:a>/<text:a xlink:type="simple" xlink:href="https://github.com/Johney16/liebling0.9.4B/tree/master/assets" text:style-name="Internet_20_link" text:visited-style-name="Visited_20_Internet_20_Link">assets</text:a>/<text:a xlink:type="simple" xlink:href="https://github.com/Johney16/liebling0.9.4B/tree/master/assets/css" text:style-name="Internet_20_link" text:visited-style-name="Visited_20_Internet_20_Link">css</text:a>/<text:span text:style-name="T9">app.css</text:span></text:p>
      <text:p text:style-name="P5">#Define .m-social-header</text:p>
      <text:p text:style-name="P8">#<text:span text:style-name="T10">in app.css, a</text:span>dd following before <text:s/>.m-header{position:fixed;...</text:p>
      <text:p text:style-name="P2"/>
      <text:p text:style-name="P9">.m-header-social{position:<text:span text:style-name="T10">static</text:span>;<text:span text:style-name="T8">top:100px;</text:span>left:20px;bottom:40px;z-index:2}@media only screen and (min-width:48rem){.m-header-social{position:<text:span text:style-name="T10">static</text:span>;<text:span text:style-name="T8">top:100px;</text:span>margin-right:20px}}.m-header-social a{margin-left:20px;font-size:1.125rem}.m-header-social a:first-child{margin-left:0}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KacstTitleL" svg:font-family="KacstTitleL" style:font-pitch="variable"/>
    <style:font-face style:name="Kalapi" svg:font-family="Kalap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9:30.225552700</meta:creation-date>
    <dc:date>2021-03-06T13:14:44.105878309</dc:date>
    <meta:editing-duration>PT14M48S</meta:editing-duration>
    <meta:editing-cycles>2</meta:editing-cycles>
    <meta:generator>LibreOffice/6.4.6.2$Linux_X86_64 LibreOffice_project/40$Build-2</meta:generator>
    <meta:document-statistic meta:table-count="46" meta:image-count="0" meta:object-count="0" meta:page-count="4" meta:paragraph-count="61" meta:word-count="182" meta:character-count="2258" meta:non-whitespace-character-count="2125"/>
  </office:meta>
</office:document-meta>
</file>